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C18F6F6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29cm, 2.549cm, 16.182cm, 3.95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cm" svg:height="21.1cm" svg:x="0.892cm" svg:y="2.391cm">
          <draw:image xlink:href="Pictures/10000000000005E8000007E0C18F6F6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47:05.350657606</dc:date>
    <meta:editing-duration>PT4M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